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203de8"/>
    </style:style>
    <style:style style:name="P2" style:family="paragraph" style:parent-style-name="Standard">
      <style:text-properties style:font-name="Liberation Sans" fo:font-weight="bold" officeooo:paragraph-rsid="0021c9d3" style:font-weight-asian="bold" style:font-weight-complex="bold"/>
    </style:style>
    <style:style style:name="P3" style:family="paragraph" style:parent-style-name="Standard">
      <style:text-properties style:font-name="Liberation Sans" fo:font-weight="bold" officeooo:paragraph-rsid="0024a597" style:font-weight-asian="bold" style:font-weight-complex="bold"/>
    </style:style>
    <style:style style:name="P4" style:family="paragraph" style:parent-style-name="Standard">
      <style:text-properties style:font-name="Liberation Sans" fo:font-weight="bold" officeooo:paragraph-rsid="00262291" style:font-weight-asian="bold" style:font-weight-complex="bold"/>
    </style:style>
    <style:style style:name="P5" style:family="paragraph" style:parent-style-name="Standard">
      <style:text-properties style:font-name="Liberation Sans" fo:font-weight="bold" officeooo:paragraph-rsid="0027dea8" style:font-weight-asian="bold" style:font-weight-complex="bold"/>
    </style:style>
    <style:style style:name="P6" style:family="paragraph" style:parent-style-name="Standard">
      <style:text-properties style:font-name="Liberation Sans" fo:font-weight="bold" officeooo:paragraph-rsid="002864db" style:font-weight-asian="bold" style:font-weight-complex="bold"/>
    </style:style>
    <style:style style:name="P7" style:family="paragraph" style:parent-style-name="Standard">
      <style:text-properties style:font-name="Liberation Sans" fo:font-weight="bold" officeooo:paragraph-rsid="002a3d75" style:font-weight-asian="bold" style:font-weight-complex="bold"/>
    </style:style>
    <style:style style:name="P8" style:family="paragraph" style:parent-style-name="Standard">
      <style:text-properties style:font-name="Liberation Sans" fo:font-weight="bold" officeooo:paragraph-rsid="002e1463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Liberation Sans" fo:font-weight="bold" officeooo:paragraph-rsid="0027dea8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Liberation Sans" fo:font-weight="bold" officeooo:paragraph-rsid="002e1463" style:font-weight-asian="bold" style:font-weight-complex="bold"/>
    </style:style>
    <style:style style:name="P11" style:family="paragraph" style:parent-style-name="Standard">
      <style:text-properties style:font-name="Liberation Sans" fo:font-weight="bold" officeooo:paragraph-rsid="002ffd32" style:font-weight-asian="bold" style:font-weight-complex="bold"/>
    </style:style>
    <style:style style:name="P12" style:family="paragraph" style:parent-style-name="Standard">
      <style:text-properties style:font-name="Liberation Sans" fo:font-weight="bold" officeooo:paragraph-rsid="0033899a" style:font-weight-asian="bold" style:font-weight-complex="bold"/>
    </style:style>
    <style:style style:name="P13" style:family="paragraph" style:parent-style-name="Standard">
      <style:text-properties style:font-name="Liberation Sans" fo:font-weight="bold" officeooo:paragraph-rsid="00364368" style:font-weight-asian="bold" style:font-weight-complex="bold"/>
    </style:style>
    <style:style style:name="P14" style:family="paragraph" style:parent-style-name="Standard">
      <style:text-properties style:font-name="Liberation Sans" fo:font-weight="bold" officeooo:paragraph-rsid="00370fa0" style:font-weight-asian="bold" style:font-weight-complex="bold"/>
    </style:style>
    <style:style style:name="P15" style:family="paragraph" style:parent-style-name="Standard">
      <style:text-properties style:font-name="Liberation Sans" fo:font-weight="bold" officeooo:paragraph-rsid="003c5845" style:font-weight-asian="bold" style:font-weight-complex="bold"/>
    </style:style>
    <style:style style:name="P16" style:family="paragraph" style:parent-style-name="Standard">
      <style:text-properties style:font-name="Liberation Sans" fo:font-weight="normal" officeooo:paragraph-rsid="0021c9d3" style:font-weight-asian="normal" style:font-weight-complex="normal"/>
    </style:style>
    <style:style style:name="P17" style:family="paragraph" style:parent-style-name="Standard">
      <style:text-properties style:font-name="Liberation Sans" fo:font-weight="normal" officeooo:paragraph-rsid="00364368" style:font-weight-asian="normal" style:font-weight-complex="normal"/>
    </style:style>
    <style:style style:name="P18" style:family="paragraph" style:parent-style-name="Standard">
      <style:text-properties style:font-name="Liberation Sans" fo:font-weight="normal" officeooo:paragraph-rsid="00370fa0" style:font-weight-asian="normal" style:font-weight-complex="normal"/>
    </style:style>
    <style:style style:name="P19" style:family="paragraph" style:parent-style-name="Standard">
      <style:text-properties style:font-name="Liberation Sans" fo:font-weight="normal" officeooo:paragraph-rsid="003c5845" style:font-weight-asian="normal" style:font-weight-complex="normal"/>
    </style:style>
    <style:style style:name="P20" style:family="paragraph" style:parent-style-name="Standard">
      <style:text-properties style:font-name="Liberation Sans" officeooo:rsid="001effbe" officeooo:paragraph-rsid="001effbe"/>
    </style:style>
    <style:style style:name="P21" style:family="paragraph" style:parent-style-name="Standard">
      <style:text-properties style:font-name="Liberation Sans" fo:font-weight="normal" officeooo:rsid="00364368" officeooo:paragraph-rsid="00364368" style:font-weight-asian="normal" style:font-weight-complex="normal"/>
    </style:style>
    <style:style style:name="P22" style:family="paragraph" style:parent-style-name="Standard">
      <style:text-properties style:font-name="Liberation Sans" fo:font-weight="normal" officeooo:rsid="00370fa0" officeooo:paragraph-rsid="00370fa0" style:font-weight-asian="normal" style:font-weight-complex="normal"/>
    </style:style>
    <style:style style:name="P23" style:family="paragraph" style:parent-style-name="Standard">
      <style:text-properties style:font-name="Liberation Sans" fo:font-weight="normal" officeooo:rsid="002864db" officeooo:paragraph-rsid="003c5845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2864db" officeooo:paragraph-rsid="002864db" style:font-weight-asian="normal" style:font-weight-complex="normal"/>
    </style:style>
    <style:style style:name="P25" style:family="paragraph" style:parent-style-name="Standard">
      <style:text-properties style:font-name="Liberation Sans" fo:font-weight="normal" officeooo:rsid="003b5be8" officeooo:paragraph-rsid="00370fa0" style:font-weight-asian="normal" style:font-weight-complex="normal"/>
    </style:style>
    <style:style style:name="P26" style:family="paragraph" style:parent-style-name="Standard">
      <style:text-properties style:font-name="Liberation Sans" fo:font-weight="normal" officeooo:rsid="0021c9d3" officeooo:paragraph-rsid="0021c9d3" style:font-weight-asian="normal" style:font-weight-complex="normal"/>
    </style:style>
    <style:style style:name="P27" style:family="paragraph" style:parent-style-name="Standard">
      <style:text-properties style:font-name="Liberation Sans" fo:font-weight="normal" officeooo:rsid="0027dea8" officeooo:paragraph-rsid="0027dea8" style:font-weight-asian="normal" style:font-weight-complex="normal"/>
    </style:style>
    <style:style style:name="P28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Liberation Sans" fo:font-weight="normal" officeooo:rsid="0027dea8" officeooo:paragraph-rsid="0027dea8" style:font-weight-asian="normal" style:font-weight-complex="normal"/>
    </style:style>
    <style:style style:name="P29" style:family="paragraph" style:parent-style-name="Standard">
      <style:text-properties style:font-name="Liberation Sans" fo:font-weight="normal" officeooo:rsid="0024a597" officeooo:paragraph-rsid="0024a597" style:font-weight-asian="normal" style:font-weight-complex="normal"/>
    </style:style>
    <style:style style:name="P30" style:family="paragraph" style:parent-style-name="Standard">
      <style:text-properties style:font-name="Liberation Sans" fo:font-weight="normal" officeooo:rsid="002a3d75" officeooo:paragraph-rsid="002a3d75" style:font-weight-asian="normal" style:font-weight-complex="normal"/>
    </style:style>
    <style:style style:name="P31" style:family="paragraph" style:parent-style-name="Standard">
      <style:text-properties style:font-name="Liberation Sans" fo:font-weight="normal" officeooo:rsid="00262291" officeooo:paragraph-rsid="00262291" style:font-weight-asian="normal" style:font-weight-complex="normal"/>
    </style:style>
    <style:style style:name="P32" style:family="paragraph" style:parent-style-name="Standard">
      <style:text-properties style:font-name="Liberation Sans" fo:font-weight="normal" officeooo:rsid="002d1d31" officeooo:paragraph-rsid="002a3d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2ffd32" officeooo:paragraph-rsid="002ffd32" style:font-weight-asian="normal" style:font-weight-complex="normal"/>
    </style:style>
    <style:style style:name="P34" style:family="paragraph" style:parent-style-name="Standard">
      <style:text-properties style:font-name="Liberation Sans" fo:font-weight="normal" officeooo:rsid="0033899a" officeooo:paragraph-rsid="0033899a" style:font-weight-asian="normal" style:font-weight-complex="normal"/>
    </style:style>
    <style:style style:name="P35" style:family="paragraph" style:parent-style-name="Standard">
      <style:text-properties style:font-name="Liberation Sans" fo:font-weight="normal" officeooo:rsid="00343c95" officeooo:paragraph-rsid="00343c95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Liberation Sans" fo:font-weight="normal" officeooo:rsid="00343c95" officeooo:paragraph-rsid="00343c95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44cm"/>
        </style:tab-stops>
      </style:paragraph-properties>
      <style:text-properties style:font-name="Liberation Sans" fo:font-weight="normal" officeooo:rsid="00347740" officeooo:paragraph-rsid="002e1463" style:font-weight-asian="normal" style:font-weight-complex="normal"/>
    </style:style>
    <style:style style:name="P38" style:family="paragraph" style:parent-style-name="Standard">
      <style:text-properties style:font-name="Liberation Sans" fo:font-weight="normal" officeooo:paragraph-rsid="003c5845" style:font-weight-asian="normal" style:font-weight-complex="normal"/>
    </style:style>
    <style:style style:name="P39" style:family="paragraph" style:parent-style-name="Standard">
      <style:text-properties style:font-name="Liberation Sans" fo:font-weight="bold" officeooo:rsid="00364368" officeooo:paragraph-rsid="00364368" style:font-weight-asian="bold" style:font-weight-complex="bold"/>
    </style:style>
    <style:style style:name="P40" style:family="paragraph" style:parent-style-name="Standard">
      <style:text-properties style:font-name="Liberation Sans" fo:font-weight="bold" officeooo:rsid="0027dea8" officeooo:paragraph-rsid="0027dea8" style:font-weight-asian="bold" style:font-weight-complex="bold"/>
    </style:style>
    <style:style style:name="P41" style:family="paragraph" style:parent-style-name="Standard">
      <style:text-properties style:font-name="Liberation Sans" officeooo:rsid="002d1d31" officeooo:paragraph-rsid="002d1d31"/>
    </style:style>
    <style:style style:name="P42" style:family="paragraph" style:parent-style-name="Standard">
      <style:text-properties style:font-name="Liberation Sans" officeooo:rsid="0027dea8" officeooo:paragraph-rsid="0027dea8"/>
    </style:style>
    <style:style style:name="T1" style:family="text">
      <style:text-properties officeooo:rsid="00203de8"/>
    </style:style>
    <style:style style:name="T2" style:family="text">
      <style:text-properties fo:font-weight="bold" officeooo:rsid="00203de8" style:font-weight-asian="bold" style:font-weight-complex="bold"/>
    </style:style>
    <style:style style:name="T3" style:family="text">
      <style:text-properties fo:font-weight="bold" officeooo:rsid="0021c9d3" style:font-weight-asian="bold" style:font-weight-complex="bold"/>
    </style:style>
    <style:style style:name="T4" style:family="text">
      <style:text-properties officeooo:rsid="0021c9d3"/>
    </style:style>
    <style:style style:name="T5" style:family="text">
      <style:text-properties fo:font-weight="normal" officeooo:rsid="0021c9d3" style:font-weight-asian="normal" style:font-weight-complex="normal"/>
    </style:style>
    <style:style style:name="T6" style:family="text">
      <style:text-properties fo:font-weight="normal" officeooo:rsid="0024a597" style:font-weight-asian="normal" style:font-weight-complex="normal"/>
    </style:style>
    <style:style style:name="T7" style:family="text">
      <style:text-properties fo:font-weight="normal" officeooo:rsid="00262291" style:font-weight-asian="normal" style:font-weight-complex="normal"/>
    </style:style>
    <style:style style:name="T8" style:family="text">
      <style:text-properties fo:font-weight="normal" officeooo:rsid="0027dea8" style:font-weight-asian="normal" style:font-weight-complex="normal"/>
    </style:style>
    <style:style style:name="T9" style:family="text">
      <style:text-properties fo:font-weight="normal" officeooo:rsid="002864db" style:font-weight-asian="normal" style:font-weight-complex="normal"/>
    </style:style>
    <style:style style:name="T10" style:family="text">
      <style:text-properties fo:font-weight="normal" officeooo:rsid="002873f1" style:font-weight-asian="normal" style:font-weight-complex="normal"/>
    </style:style>
    <style:style style:name="T11" style:family="text">
      <style:text-properties fo:font-weight="normal" officeooo:rsid="002a3d75" style:font-weight-asian="normal" style:font-weight-complex="normal"/>
    </style:style>
    <style:style style:name="T12" style:family="text">
      <style:text-properties fo:font-weight="normal" officeooo:rsid="002c0cf1" style:font-weight-asian="normal" style:font-weight-complex="normal"/>
    </style:style>
    <style:style style:name="T13" style:family="text">
      <style:text-properties fo:font-weight="normal" officeooo:rsid="002d1d31" style:font-weight-asian="normal" style:font-weight-complex="normal"/>
    </style:style>
    <style:style style:name="T14" style:family="text">
      <style:text-properties fo:font-weight="normal" officeooo:rsid="002e1463" style:font-weight-asian="normal" style:font-weight-complex="normal"/>
    </style:style>
    <style:style style:name="T15" style:family="text">
      <style:text-properties fo:font-weight="normal" officeooo:rsid="002ffd32" style:font-weight-asian="normal" style:font-weight-complex="normal"/>
    </style:style>
    <style:style style:name="T16" style:family="text">
      <style:text-properties fo:font-weight="normal" officeooo:rsid="00323c31" style:font-weight-asian="normal" style:font-weight-complex="normal"/>
    </style:style>
    <style:style style:name="T17" style:family="text">
      <style:text-properties fo:font-weight="normal" officeooo:rsid="0033899a" style:font-weight-asian="normal" style:font-weight-complex="normal"/>
    </style:style>
    <style:style style:name="T18" style:family="text">
      <style:text-properties fo:font-weight="normal" officeooo:rsid="00343c95" style:font-weight-asian="normal" style:font-weight-complex="normal"/>
    </style:style>
    <style:style style:name="T19" style:family="text">
      <style:text-properties fo:font-weight="normal" officeooo:rsid="00347740" style:font-weight-asian="normal" style:font-weight-complex="normal"/>
    </style:style>
    <style:style style:name="T20" style:family="text">
      <style:text-properties fo:font-weight="normal" officeooo:rsid="00364368" style:font-weight-asian="normal" style:font-weight-complex="normal"/>
    </style:style>
    <style:style style:name="T21" style:family="text">
      <style:text-properties fo:font-weight="normal" officeooo:rsid="00370fa0" style:font-weight-asian="normal" style:font-weight-complex="normal"/>
    </style:style>
    <style:style style:name="T22" style:family="text">
      <style:text-properties fo:font-weight="normal" officeooo:rsid="003b5be8" style:font-weight-asian="normal" style:font-weight-complex="normal"/>
    </style:style>
    <style:style style:name="T23" style:family="text">
      <style:text-properties officeooo:rsid="00232e9d"/>
    </style:style>
    <style:style style:name="T24" style:family="text">
      <style:text-properties officeooo:rsid="0024a597"/>
    </style:style>
    <style:style style:name="T25" style:family="text">
      <style:text-properties officeooo:rsid="00262291"/>
    </style:style>
    <style:style style:name="T26" style:family="text">
      <style:text-properties officeooo:rsid="0027dea8"/>
    </style:style>
    <style:style style:name="T27" style:family="text">
      <style:text-properties officeooo:rsid="002864db"/>
    </style:style>
    <style:style style:name="T28" style:family="text">
      <style:text-properties officeooo:rsid="00347740"/>
    </style:style>
    <style:style style:name="T29" style:family="text">
      <style:text-properties officeooo:rsid="00364368"/>
    </style:style>
    <style:style style:name="T30" style:family="text">
      <style:text-properties officeooo:rsid="00370fa0"/>
    </style:style>
    <style:style style:name="T31" style:family="text">
      <style:text-properties officeooo:rsid="003975d2"/>
    </style:style>
    <style:style style:name="T32" style:family="text">
      <style:text-properties officeooo:rsid="003b5be8"/>
    </style:style>
    <style:style style:name="T33" style:family="text">
      <style:text-properties officeooo:rsid="003c5845"/>
    </style:style>
    <style:style style:name="T34" style:family="text">
      <style:text-properties officeooo:rsid="003c7e56"/>
    </style:style>
    <style:style style:name="T35" style:family="text">
      <style:text-properties officeooo:rsid="003dbbe8"/>
    </style:style>
    <style:style style:name="T36" style:family="text">
      <style:text-properties officeooo:rsid="003e38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lgoritmo: Jogo de Adinhar Números</text:p>
      <text:p text:style-name="P20"/>
      <text:p text:style-name="P13"><text:span text:style-name="T30">v</text:span><text:span text:style-name="T29">ar </text:span><text:span text:style-name="T20">numero, max </text:span><text:span text:style-name="T22">-&gt;</text:span><text:span text:style-name="T20"> 101, min </text:span><text:span text:style-name="T22">-&gt;</text:span><text:span text:style-name="T20"> 0 : </text:span><text:span text:style-name="T21">inteiros</text:span></text:p>
      <text:p text:style-name="P14"><text:span text:style-name="T30">var </text:span><text:span text:style-name="T21">resposta : caractere</text:span></text:p>
      <text:p text:style-name="P21"/>
      <text:p text:style-name="P21">imprime “Pense em um número entre 1 e 100”</text:p>
      <text:p text:style-name="P17"><text:span text:style-name="T26">numero → ((max – min) / 2) </text:span><text:span text:style-name="T29">+ min</text:span></text:p>
      <text:p text:style-name="P21">imprime “O número que você pensou é menor que “, numero, “?”</text:p>
      <text:p text:style-name="P22"/>
      <text:p text:style-name="P18"><text:span text:style-name="T31">enquanto (</text:span><text:span text:style-name="T34">min+1 </text:span><text:span text:style-name="T35">== max-1</text:span><text:span text:style-name="T31">)</text:span></text:p>
      <text:p text:style-name="P18"><text:span text:style-name="T31"><text:tab/></text:span><text:span text:style-name="T32">se (resposta = 's')</text:span></text:p>
      <text:p text:style-name="P19"><text:span text:style-name="T32"><text:tab/><text:tab/></text:span><text:span text:style-name="T27">max → numero</text:span></text:p>
      <text:p text:style-name="P19"><text:span text:style-name="T27"><text:tab/><text:tab/>numero → </text:span><text:span text:style-name="T33">(</text:span><text:span text:style-name="T27">(max – min) / 2</text:span><text:span text:style-name="T33">)</text:span><text:span text:style-name="T27"> </text:span><text:span text:style-name="T33">+ min</text:span></text:p>
      <text:p text:style-name="P19"><text:span text:style-name="T33"><text:tab/></text:span><text:span text:style-name="T36">se (resposta = 'n')</text:span></text:p>
      <text:p text:style-name="P19"><text:span text:style-name="T36"><text:tab/><text:tab/></text:span></text:p>
      <text:p text:style-name="P23"/>
      <text:p text:style-name="P23"/>
      <text:p text:style-name="P15"><text:span text:style-name="T4">Imprima </text:span><text:span text:style-name="T5">“</text:span><text:span text:style-name="T6">O número que você pensou é menor que “, </text:span><text:span text:style-name="T9">numero, “</text:span><text:span text:style-name="T6">?”</text:span></text:p>
      <text:p text:style-name="P25"><text:tab/><text:tab/></text:p>
      <text:p text:style-name="P39">Teste de mesa</text:p>
      <text:p text:style-name="P20"/>
      <text:p text:style-name="P41">Ao dizer sim, pergunta se é menor</text:p>
      <text:p text:style-name="P41">Ao dizer não, pergunta se é maior</text:p>
      <text:p text:style-name="P20"/>
      <text:p text:style-name="P42">Var numero, max, min</text:p>
      <text:p text:style-name="P42"/>
      <text:p text:style-name="P42">max → 101</text:p>
      <text:p text:style-name="P42">min → 0</text:p>
      <text:p text:style-name="P20"/>
      <text:p text:style-name="P1"><text:span text:style-name="T2">Imprima</text:span><text:span text:style-name="T1"> “Pense em número entre 1 e 100.”</text:span></text:p>
      <text:p text:style-name="P26">Ele pensou 23</text:p>
      <text:p text:style-name="P26"/>
      <text:p text:style-name="P26">Como eu adivinharia um número entre 1 e 100 fazendo perguntas?</text:p>
      <text:p text:style-name="P16"/>
      <text:p text:style-name="P26">Começaria perguntando: </text:p>
      <text:p text:style-name="P27">numero → ((max – min) / 2)</text:p>
      <text:p text:style-name="P27">(numero == 50)</text:p>
      <text:p text:style-name="P27"/>
      <text:p text:style-name="P16"><text:span text:style-name="T3">Imprima </text:span><text:span text:style-name="T4">“O número que você pensou é menor que </text:span><text:span text:style-name="T26">“, numero, “</text:span><text:span text:style-name="T4">?”</text:span></text:p>
      <text:p text:style-name="P26">Sim</text:p>
      <text:p text:style-name="P16"><text:span text:style-name="T4">Pronto, eu eliminei todos maiores que 50 ( x </text:span><text:span text:style-name="T23">&lt;</text:span><text:span text:style-name="T4"> 50)</text:span></text:p>
      <text:p text:style-name="P24">max → numero</text:p>
      <text:p text:style-name="P24">(max == 50)</text:p>
      <text:p text:style-name="P24">numero → (max – min) / 2</text:p>
      <text:p text:style-name="P24">(numero == (50 – 0) / 2 =&gt; numero == 25)</text:p>
      <text:p text:style-name="P24"/>
      <text:p text:style-name="P2"><text:span text:style-name="T4">Imprima </text:span><text:span text:style-name="T5">“</text:span><text:span text:style-name="T6">O número que você pensou é menor que “, </text:span><text:span text:style-name="T9">numero, “</text:span><text:span text:style-name="T6">?”</text:span></text:p>
      <text:p text:style-name="P29">Sim</text:p>
      <text:p text:style-name="P29">Eliminei todos maiores que 25. (x &lt; 25)</text:p>
      <text:p text:style-name="P24">max → numero</text:p>
      <text:p text:style-name="P24">(max == 25)</text:p>
      <text:p text:style-name="P24">numero → (max – min) / 2</text:p>
      <text:p text:style-name="P24"><text:soft-page-break/>(numero == 12)</text:p>
      <text:p text:style-name="P24"/>
      <text:p text:style-name="P3"><text:span text:style-name="T24">Imprima </text:span><text:span text:style-name="T6">“O número que você pensou é menor que</text:span><text:span text:style-name="T9"> “, numero, “</text:span><text:span text:style-name="T6">?”</text:span></text:p>
      <text:p text:style-name="P29">Não</text:p>
      <text:p text:style-name="P3"><text:span text:style-name="T6">Eliminei todos menores que 12 (12 &lt;</text:span><text:span text:style-name="T7">=</text:span><text:span text:style-name="T6"> x &lt; 2</text:span><text:span text:style-name="T7">5</text:span><text:span text:style-name="T6">)</text:span></text:p>
      <text:p text:style-name="P24">min → numero-1</text:p>
      <text:p text:style-name="P6"><text:span text:style-name="T9">(min == 11) *</text:span><text:span text:style-name="T10">min e max são números não inclusos, ou seja, x não é eles</text:span></text:p>
      <text:p text:style-name="P30">numero → ((max – min) / 2) + min</text:p>
      <text:p text:style-name="P30">(numero == ((25 – 11) / 2) + 11 =&gt; numero == 18)</text:p>
      <text:p text:style-name="P30"/>
      <text:p text:style-name="P3"><text:span text:style-name="T24">Im</text:span><text:span text:style-name="T25">prima </text:span><text:span text:style-name="T7">“O número que você pensou é maior que “, </text:span><text:span text:style-name="T11">numero, “</text:span><text:span text:style-name="T7">?”</text:span></text:p>
      <text:p text:style-name="P31">Sim</text:p>
      <text:p text:style-name="P4"><text:span text:style-name="T7">(</text:span><text:span text:style-name="T13">18</text:span><text:span text:style-name="T7"> &lt; x &lt; 25)</text:span></text:p>
      <text:p text:style-name="P30">min → numero</text:p>
      <text:p text:style-name="P7"><text:span text:style-name="T11">(min == </text:span><text:span text:style-name="T13">18</text:span><text:span text:style-name="T11">)</text:span></text:p>
      <text:p text:style-name="P7"><text:span text:style-name="T11">numero → </text:span><text:span text:style-name="T12">(</text:span><text:span text:style-name="T11">(max – min) / 2</text:span><text:span text:style-name="T12">) + min</text:span></text:p>
      <text:p text:style-name="P7"><text:span text:style-name="T11">(numero == (</text:span><text:span text:style-name="T13">(</text:span><text:span text:style-name="T11">25 – </text:span><text:span text:style-name="T13">18</text:span><text:span text:style-name="T11">) / 2</text:span><text:span text:style-name="T13">) + 18 =&gt; numero == 21)</text:span></text:p>
      <text:p text:style-name="P32"/>
      <text:p text:style-name="P40"/>
      <text:p text:style-name="P5"><text:span text:style-name="T26">Imprima </text:span><text:span text:style-name="T8">“O número que você pensou é menor que “</text:span><text:span text:style-name="T13">, numero, “</text:span><text:span text:style-name="T8">?”</text:span></text:p>
      <text:p text:style-name="P27">Não</text:p>
      <text:p text:style-name="P8"><text:span text:style-name="T14">min → numero</text:span><text:span text:style-name="T16">-1</text:span></text:p>
      <text:p text:style-name="P8"><text:span text:style-name="T14">(min == 2</text:span><text:span text:style-name="T16">0</text:span><text:span text:style-name="T14">)</text:span></text:p>
      <text:p text:style-name="P5"><text:span text:style-name="T8">(2</text:span><text:span text:style-name="T16">0</text:span><text:span text:style-name="T8"> &lt;</text:span><text:span text:style-name="T8"> x &lt; 25)</text:span></text:p>
      <text:p text:style-name="P33">numero = ((max – min) / 2) + min</text:p>
      <text:p text:style-name="P11"><text:span text:style-name="T15">(numero == ((25 – 2</text:span><text:span text:style-name="T16">0</text:span><text:span text:style-name="T15">) / 2) + 2</text:span><text:span text:style-name="T17">0</text:span><text:span text:style-name="T15"> =&gt; numero == 2</text:span><text:span text:style-name="T17">2</text:span><text:span text:style-name="T15">)</text:span></text:p>
      <text:p text:style-name="P33"/>
      <text:p text:style-name="P5"><text:span text:style-name="T26">Imprima </text:span><text:span text:style-name="T8">“O número que você pensou é maior que “, </text:span><text:span text:style-name="T15">numero, “</text:span><text:span text:style-name="T8">?”</text:span></text:p>
      <text:p text:style-name="P34">Sim</text:p>
      <text:p text:style-name="P5"><text:span text:style-name="T8">(2</text:span><text:span text:style-name="T17">2</text:span><text:span text:style-name="T8"> &lt; x &lt; 2</text:span><text:span text:style-name="T15">4</text:span><text:span text:style-name="T8">)</text:span></text:p>
      <text:p text:style-name="P11"><text:span text:style-name="T17">min</text:span><text:span text:style-name="T15"> → numero</text:span></text:p>
      <text:p text:style-name="P11"><text:span text:style-name="T15">(m</text:span><text:span text:style-name="T17">in</text:span><text:span text:style-name="T15"> == 2</text:span><text:span text:style-name="T17">2</text:span><text:span text:style-name="T15">)</text:span></text:p>
      <text:p text:style-name="P34">numero → ((max – min) / 2) + min</text:p>
      <text:p text:style-name="P12"><text:span text:style-name="T17">(numero == ((24 – 22) / 2) + 22 =&gt; </text:span><text:span text:style-name="T18">numero ==</text:span><text:span text:style-name="T17"> 23)</text:span></text:p>
      <text:p text:style-name="P33"/>
      <text:p text:style-name="P5"><text:span text:style-name="T26">Imprima </text:span><text:span text:style-name="T8">“O número que você pensou é </text:span><text:span text:style-name="T17">menor</text:span><text:span text:style-name="T8"> que “, </text:span><text:span text:style-name="T17">numero, “</text:span><text:span text:style-name="T8">?”</text:span></text:p>
      <text:p text:style-name="P35">Não</text:p>
      <text:p text:style-name="P35">min → numero-1</text:p>
      <text:p text:style-name="P35">(min == 22)</text:p>
      <text:p text:style-name="P9"><text:span text:style-name="T8">(22 &lt; x &lt; </text:span><text:span text:style-name="T18">24</text:span><text:span text:style-name="T8">)</text:span></text:p>
      <text:p text:style-name="P28"/>
      <text:p text:style-name="P36">se min+1 == max-1</text:p>
      <text:p text:style-name="P10"><text:span text:style-name="T14"><text:s text:c="5"/></text:span><text:span text:style-name="T28">Imprima </text:span><text:span text:style-name="T19">“</text:span><text:span text:style-name="T14">O número é “, </text:span><text:span text:style-name="T19">numero, “</text:span><text:span text:style-name="T14">!</text:span><text:span text:style-name="T19">”</text:span>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3-12-26T20:28:46</meta:creation-date>
    <dc:date>2013-12-27T10:30:28</dc:date>
    <dc:creator>Leandro </dc:creator>
    <meta:editing-duration>PT1H46M31S</meta:editing-duration>
    <meta:editing-cycles>27</meta:editing-cycles>
    <meta:generator>LibreOffice/4.0.3.3$Linux_X86_64 LibreOffice_project/400m0$Build-3</meta:generator>
    <meta:document-statistic meta:table-count="0" meta:image-count="0" meta:object-count="0" meta:page-count="2" meta:paragraph-count="75" meta:word-count="454" meta:character-count="2035" meta:non-whitespace-character-count="1624"/>
  </office:meta>
</office:document-meta>
</file>